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bit.ly/cedar#residenceStatus=http://bit.ly/cedar-residenceStatus#TijdelijkAanwezig</text:p>
              <text:p>http://bit.ly/cedar#houseType=http://bit.ly/cedar#house-BewoondeSchepen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bit.ly/cedar-tablink#value=hieronder 3 woonwagens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bit.ly/cedar-tablink#value=hieronder 5 woonwagens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bit.ly/cedar-tablink#value=hieronder 5 woonwagens</text:p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bit.ly/cedar-tablink#value=hieronder 1 woonwagen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bit.ly/cedar-tablink#value=hieronder 1 woonwagen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bit.ly/cedar-tablink#value=hieronder 4 woonwagens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bit.ly/cedar-tablink#value=hieronder 2 woonwagens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bit.ly/cedar-tablink#value=hieronder 6 woonwagens</text:p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bit.ly/cedar-tablink#value=hieronder 1 woonwagen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bit.ly/cedar-tablink#value=hieronder 3 woonwagens</text:p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bit.ly/cedar-tablink#value=hieronder 3 woonwagens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bit.ly/cedar-tablink#value=hieronder 1 woonwagen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bit.ly/cedar-tablink#value=hieronder 2 woonwagens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bit.ly/cedar-tablink#value=hieronder 2 woonwagens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bit.ly/cedar-tablink#value=hieronder 2 woonwagens</text:p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bit.ly/cedar-tablink#value=hieronder 1 woonwagen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bit.ly/cedar-tablink#value=hieronder 1 woonwagen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bit.ly/cedar-tablink#value=hieronder 1 woonwagen</text:p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bit.ly/cedar-tablink#value=hieronder 1 woonwagen</text:p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bit.ly/cedar-tablink#value=hieronder 1 woonwagen</text:p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bit.ly/cedar-tablink#value=hieronder 5 woonwagens</text:p>
              <text:p>http://www.w3.org/1999/02/22-rdf-syntax-ns#type=http://www.w3.org/2000/01/rdf-schema#Resource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+02:00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bit.ly/cedar-tablink#value=hieronder 6 woonwagens</text:p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18:50.2420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4-14T18:19:19.704195000</dc:date>
    <meta:editing-duration>PT1M36S</meta:editing-duration>
    <meta:editing-cycles>3</meta:editing-cycles>
    <meta:document-statistic meta:object-count="0" meta:cell-count="13166" meta:table-count="1"/>
    <meta:generator>ODFPY/1.3.0dev</meta:generator>
  </office:meta>
</office:document-meta>
</file>